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34cm" svg:height="8.4cm" svg:x="0.04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7-25T16:03:14.623182438</dc:date>
    <meta:editing-duration>PT3M19S</meta:editing-duration>
    <meta:editing-cycles>21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935cm" svg:height="8.401cm" xlink:href="." xlink:type="simple" chart:class="chart:scatter" chart:style-name="ch1">
        <chart:plot-area chart:style-name="ch2" chart:data-source-has-labels="both" svg:x="0.298cm" svg:y="0.168cm" svg:width="14.339cm" svg:height="8.065cm">
          <chart:coordinate-region svg:x="0.84cm" svg:y="0.367cm" svg:width="13.703cm" svg:height="7.667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328866646738583">
                <text:p>0.328866646738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46083028562412">
                <text:p>0.146083028562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0418756537291996">
                <text:p>-0.0418756537291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228350870110656">
                <text:p>-0.228350870110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570713567684432">
                <text:p>-0.570713567684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714472679632803">
                <text:p>-0.714472679632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32921240710099">
                <text:p>-0.832921240710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218631515885">
                <text:p>-0.9218631515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85996037070505">
                <text:p>-0.985996037070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37281989491892">
                <text:p>-0.937281989491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855364260160507">
                <text:p>-0.855364260160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604599114862375">
                <text:p>-0.604599114862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444635179184927">
                <text:p>-0.444635179184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268919820615266">
                <text:p>-0.268919820615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836778433323158">
                <text:p>-0.0836778433323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289031796944471">
                <text:p>0.289031796944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463296035119861">
                <text:p>0.463296035119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62114778027831">
                <text:p>0.62114778027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756995055651756">
                <text:p>0.756995055651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44376370237481">
                <text:p>0.944376370237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999122830098858">
                <text:p>0.9991228300988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699663340513365">
                <text:p>0.6996633405133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387515586452103">
                <text:p>0.387515586452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20791169081776">
                <text:p>0.20791169081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0209424198833577">
                <text:p>0.02094241988335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66768746716102">
                <text:p>-0.166768746716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348572047321816">
                <text:p>-0.348572047321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51802700937313">
                <text:p>-0.51802700937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796529918024196">
                <text:p>-0.796529918024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95711760239413">
                <text:p>-0.895711760239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63162566797658">
                <text:p>-0.9631625667976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96492859249504">
                <text:p>-0.996492859249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57319497532067">
                <text:p>-0.957319497532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886203579231215">
                <text:p>-0.886203579231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783693457325839">
                <text:p>-0.783693457325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653420603990106">
                <text:p>-0.653420603990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328866646738582">
                <text:p>-0.328866646738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146083028562412">
                <text:p>-0.146083028562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0418756537292001">
                <text:p>0.0418756537292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228350870110657">
                <text:p>0.2283508701106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70713567684432">
                <text:p>0.570713567684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14472679632803">
                <text:p>0.7144726796328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32921240710099">
                <text:p>0.8329212407100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85996037070505">
                <text:p>0.9859960370705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37281989491891">
                <text:p>0.937281989491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855364260160506">
                <text:p>0.855364260160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604599114862374">
                <text:p>0.6045991148623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444635179184926">
                <text:p>0.4446351791849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268919820615265">
                <text:p>0.268919820615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0836778433323162">
                <text:p>0.08367784333231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289031796944471">
                <text:p>-0.2890317969444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463296035119861">
                <text:p>-0.4632960351198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621147780278311">
                <text:p>-0.6211477802783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756995055651756">
                <text:p>-0.756995055651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44376370237481">
                <text:p>-0.9443763702374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99122830098858">
                <text:p>-0.9991228300988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13545457642602">
                <text:p>-0.9135454576426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821149209133704">
                <text:p>-0.8211492091337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699663340513366">
                <text:p>-0.6996633405133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53391549243345">
                <text:p>-0.553391549243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387515586452105">
                <text:p>-0.387515586452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207911690817763">
                <text:p>-0.2079116908177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0209424198833581">
                <text:p>-0.0209424198833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667687467161">
                <text:p>0.166768746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348572047321812">
                <text:p>0.348572047321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51802700937313">
                <text:p>0.518027009373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669130606358857">
                <text:p>0.669130606358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796529918024195">
                <text:p>0.796529918024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895711760239413">
                <text:p>0.8957117602394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96492859249504">
                <text:p>0.9964928592495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94521895368274">
                <text:p>0.994521895368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957319497532068">
                <text:p>0.9573194975320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886203579231216">
                <text:p>0.886203579231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783693457325842">
                <text:p>0.783693457325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653420603990106">
                <text:p>0.6534206039901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500000000000002">
                <text:p>0.500000000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